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3BDB6266A29E61E2.png" manifest:media-type="image/png"/>
  <manifest:file-entry manifest:full-path="Pictures/10001B4B00000B0F00000B0FC57628FD153B29B3.svg" manifest:media-type="image/svg+xml"/>
  <manifest:file-entry manifest:full-path="Pictures/100002010000006B0000006B93C637973FE6DAB2.png" manifest:media-type="image/png"/>
  <manifest:file-entry manifest:full-path="Pictures/10000DC900000B0F00000B0F7BE6188A062434BE.svg" manifest:media-type="image/svg+xml"/>
  <manifest:file-entry manifest:full-path="Pictures/10000201000001330000014E8F3D8B0B6A52B2D7.png" manifest:media-type="image/png"/>
  <manifest:file-entry manifest:full-path="Pictures/100002010000006A0000006A276A6684F583B0E8.png" manifest:media-type="image/png"/>
  <manifest:file-entry manifest:full-path="Pictures/100002010000006A0000006A47B727433E0D237E.png" manifest:media-type="image/png"/>
  <manifest:file-entry manifest:full-path="Pictures/1000000000000020000000204B249CA79A42C6D7.png" manifest:media-type="image/png"/>
  <manifest:file-entry manifest:full-path="Pictures/1000333300000B0F00000B0F1D7BA262608B65D7.svg" manifest:media-type="image/svg+xml"/>
  <manifest:file-entry manifest:full-path="Pictures/10001A9900000AF500000AF5328FADDF6F3CF3BE.svg" manifest:media-type="image/svg+xml"/>
  <manifest:file-entry manifest:full-path="Pictures/100002010000006B0000006B2EB08013998A40B2.png" manifest:media-type="image/png"/>
  <manifest:file-entry manifest:full-path="Pictures/1000332C00000B0F00000B0FC90AF5591320D5AD.svg" manifest:media-type="image/svg+xml"/>
  <manifest:file-entry manifest:full-path="Pictures/100002010000006500000065472B4943E5B69DE7.png" manifest:media-type="image/png"/>
  <manifest:file-entry manifest:full-path="Pictures/100002010000006500000065E5D72960E39EDC58.png" manifest:media-type="image/png"/>
  <manifest:file-entry manifest:full-path="Pictures/100072C300000A7000000A70579B9F64348C90F5.svg" manifest:media-type="image/svg+xml"/>
  <manifest:file-entry manifest:full-path="Pictures/100002010000006B0000006BCC97D972B1337D6E.png" manifest:media-type="image/png"/>
  <manifest:file-entry manifest:full-path="Pictures/100019DC00000A7000000A701F1609206D2C37FF.svg" manifest:media-type="image/svg+xml"/>
  <manifest:file-entry manifest:full-path="Pictures/100016DC00000AF500000AF5B7BBC4F81A46773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9.65cm" fo:min-width="6.9cm"/>
    </style:style>
    <style:style style:name="gr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13.25cm" fo:min-width="11.6cm"/>
    </style:style>
    <style:style style:name="gr7" style:family="graphic" style:parent-style-name="standard">
      <style:graphic-properties svg:stroke-color="#2bd22b" draw:fill="none" draw:textarea-horizontal-align="justify" draw:textarea-vertical-align="middle" draw:auto-grow-height="false" fo:min-height="6.95cm" fo:min-width="4cm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45cm" fo:min-width="6.2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6.65cm" fo:min-width="10.3cm"/>
    </style:style>
    <style:style style:name="gr11" style:family="graphic" style:parent-style-name="standard">
      <style:graphic-properties svg:stroke-color="#00a800" draw:fill="none" draw:textarea-horizontal-align="justify" draw:textarea-vertical-align="middle" draw:auto-grow-height="false" fo:min-height="10.55cm" fo:min-width="10.9cm"/>
    </style:style>
    <style:style style:name="gr12" style:family="graphic" style:parent-style-name="standard">
      <style:graphic-properties draw:fill="none" draw:textarea-horizontal-align="justify" draw:textarea-vertical-align="top" draw:auto-grow-height="false" fo:min-height="8.05cm" fo:min-width="14.9cm"/>
    </style:style>
    <style:style style:name="gr13" style:family="graphic" style:parent-style-name="standard">
      <style:graphic-properties svg:stroke-color="#ff0000" draw:fill="none" draw:textarea-horizontal-align="justify" draw:textarea-vertical-align="top" draw:auto-grow-height="false" fo:min-height="12.95cm" fo:min-width="15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7" draw:id="id7" draw:layer="layout" svg:width="2.804cm" svg:height="2.804cm" svg:x="3.5cm" svg:y="6.89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EBNF</text:p>
          </draw:image>
          <draw:image xlink:href="Pictures/100002010000006A0000006A47B727433E0D237E.png" xlink:type="simple" xlink:show="embed" xlink:actuate="onLoad"/>
        </draw:frame>
        <draw:frame draw:style-name="gr2" draw:text-style-name="P2" xml:id="id2" draw:id="id2" draw:layer="layout" svg:width="2.671cm" svg:height="2.671cm" svg:x="12.704cm" svg:y="7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Rules</text:p>
          </draw:image>
          <draw:image xlink:href="Pictures/100002010000006500000065472B4943E5B69DE7.png" xlink:type="simple" xlink:show="embed" xlink:actuate="onLoad"/>
        </draw:frame>
        <draw:frame draw:style-name="gr2" draw:text-style-name="P2" xml:id="id5" draw:id="id5" draw:layer="layout" svg:width="2.671cm" svg:height="2.671cm" svg:x="17cm" svg:y="12.22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...</text:p>
          </draw:image>
          <draw:image xlink:href="Pictures/100002010000006500000065472B4943E5B69DE7.png" xlink:type="simple" xlink:show="embed" xlink:actuate="onLoad"/>
        </draw:frame>
        <draw:frame draw:style-name="gr2" draw:text-style-name="P2" xml:id="id3" draw:id="id3" draw:layer="layout" svg:width="2.671cm" svg:height="2.671cm" svg:x="17.329cm" svg:y="2.1cm">
          <draw:image xlink:href="Pictures/100072C300000A7000000A70579B9F64348C90F5.svg" xlink:type="simple" xlink:show="embed" xlink:actuate="onLoad">
            <text:p text:style-name="P1"/>
            <text:p text:style-name="P1"><text:s text:c="33"/>Framework</text:p>
          </draw:image>
          <draw:image xlink:href="Pictures/100002010000006500000065E5D72960E39EDC58.png" xlink:type="simple" xlink:show="embed" xlink:actuate="onLoad"/>
        </draw:frame>
        <draw:frame draw:style-name="gr2" draw:text-style-name="P2" xml:id="id4" draw:id="id4" draw:layer="layout" svg:width="2.83cm" svg:height="2.83cm" svg:x="17.274cm" svg:y="6.87cm">
          <draw:image xlink:href="Pictures/1000333300000B0F00000B0F1D7BA262608B65D7.svg" xlink:type="simple" xlink:show="embed" xlink:actuate="onLoad">
            <text:p text:style-name="P1"/>
            <text:p text:style-name="P1"/>
            <text:p text:style-name="P1"/>
            <text:p text:style-name="P1"><text:tab/><text:tab/>CLI</text:p>
            <text:p text:style-name="P1"/>
            <text:p text:style-name="P1"/>
            <text:p text:style-name="P1"/>
          </draw:image>
          <draw:image xlink:href="Pictures/100002010000006B0000006BCC97D972B1337D6E.png" xlink:type="simple" xlink:show="embed" xlink:actuate="onLoad"/>
        </draw:frame>
        <draw:frame draw:style-name="gr2" draw:text-style-name="P2" xml:id="id1" draw:id="id1" draw:layer="layout" svg:width="2.83cm" svg:height="2.83cm" svg:x="7.874cm" svg:y="6.9cm">
          <draw:image xlink:href="Pictures/1000333300000B0F00000B0F1D7BA262608B65D7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CLI</text:p>
          </draw:image>
          <draw:image xlink:href="Pictures/100002010000006B0000006BCC97D972B1337D6E.png" xlink:type="simple" xlink:show="embed" xlink:actuate="onLoad"/>
        </draw:frame>
        <draw:frame draw:style-name="gr2" draw:text-style-name="P2" xml:id="id6" draw:id="id6" draw:layer="layout" svg:width="2.804cm" svg:height="2.804cm" svg:x="22.104cm" svg:y="6.9cm">
          <draw:image xlink:href="Pictures/100016DC00000AF500000AF5B7BBC4F81A46773D.svg" xlink:type="simple" xlink:show="embed" xlink:actuate="onLoad">
            <text:p text:style-name="P1"/>
            <text:p text:style-name="P1"/>
            <text:p text:style-name="P1">EXE</text:p>
          </draw:image>
          <draw:image xlink:href="Pictures/100002010000006A0000006A276A6684F583B0E8.png" xlink:type="simple" xlink:show="embed" xlink:actuate="onLoad"/>
        </draw:frame>
        <draw:frame draw:style-name="gr2" draw:text-style-name="P2" draw:layer="layout" svg:width="2.671cm" svg:height="2.671cm" svg:x="13.8cm" svg:y="10.82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Output</text:p>
          </draw:image>
          <draw:image xlink:href="Pictures/100002010000006500000065472B4943E5B69DE7.png" xlink:type="simple" xlink:show="embed" xlink:actuate="onLoad"/>
        </draw:frame>
        <draw:connector draw:style-name="gr3" draw:text-style-name="P2" draw:layer="layout" draw:type="line" svg:x1="10.704cm" svg:y1="8.315cm" svg:x2="12.704cm" svg:y2="8.335cm" draw:start-shape="id1" draw:end-shape="id2" draw:end-glue-point="3" svg:d="M10704 8315l2000 20" svg:viewBox="0 0 2001 21">
          <text:p/>
        </draw:connector>
        <draw:connector draw:style-name="gr3" draw:text-style-name="P2" draw:layer="layout" draw:type="line" svg:x1="18.664cm" svg:y1="4.771cm" svg:x2="18.689cm" svg:y2="6.87cm" draw:start-shape="id3" draw:start-glue-point="2" draw:end-shape="id4" svg:d="M18664 4771l25 2099" svg:viewBox="0 0 26 2100">
          <text:p/>
        </draw:connector>
        <draw:connector draw:style-name="gr3" draw:text-style-name="P2" draw:layer="layout" draw:type="line" svg:x1="15.375cm" svg:y1="8.335cm" svg:x2="17.274cm" svg:y2="8.285cm" draw:start-shape="id2" draw:end-shape="id4" svg:d="M15375 8335l1899-50" svg:viewBox="0 0 1900 51">
          <text:p/>
        </draw:connector>
        <draw:connector draw:style-name="gr3" draw:text-style-name="P2" draw:layer="layout" draw:type="line" svg:x1="18.335cm" svg:y1="12.229cm" svg:x2="18.689cm" svg:y2="9.7cm" draw:start-shape="id5" draw:end-shape="id4" svg:d="M18335 12229l354-2529" svg:viewBox="0 0 355 2530">
          <text:p/>
        </draw:connector>
        <draw:connector draw:style-name="gr3" draw:text-style-name="P2" draw:layer="layout" draw:type="line" svg:x1="20.104cm" svg:y1="8.285cm" svg:x2="22.104cm" svg:y2="8.302cm" draw:start-shape="id4" draw:end-shape="id6" draw:end-glue-point="3" svg:d="M20104 8285l2000 17" svg:viewBox="0 0 2001 18">
          <text:p/>
        </draw:connector>
        <draw:frame draw:style-name="gr2" draw:text-style-name="P2" draw:layer="layout" svg:width="1.807cm" svg:height="1.966cm" svg:x="12.193cm" svg:y="16.4cm">
          <draw:image xlink:href="Pictures/10000201000001330000014E8F3D8B0B6A52B2D7.png" xlink:type="simple" xlink:show="embed" xlink:actuate="onLoad">
            <text:p text:style-name="P1"/>
            <text:p text:style-name="P1"/>
            <text:p text:style-name="P1"/>
            <text:p text:style-name="P1"><text:span text:style-name="T1">Developper</text:span></text:p>
          </draw:image>
        </draw:frame>
        <draw:frame draw:style-name="gr2" draw:text-style-name="P3" draw:layer="layout" svg:width="1.807cm" svg:height="1.966cm" svg:x="14.593cm" svg:y="16.434cm">
          <draw:image xlink:href="Pictures/10000201000001330000014E8F3D8B0B6A52B2D7.png" xlink:type="simple" xlink:show="embed" xlink:actuate="onLoad">
            <text:p text:style-name="P1"/>
            <text:p text:style-name="P1"/>
            <text:p text:style-name="P1"/>
            <text:p text:style-name="P1"><text:span text:style-name="T1">Maintainer</text:span></text:p>
          </draw:image>
        </draw:frame>
        <draw:frame draw:style-name="gr2" draw:text-style-name="P2" draw:layer="layout" svg:width="1.807cm" svg:height="1.966cm" svg:x="3.4cm" svg:y="13.934cm">
          <draw:image xlink:href="Pictures/10000201000001330000014E8F3D8B0B6A52B2D7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onceptor</text:span></text:p>
            <text:p text:style-name="P1"/>
            <text:p text:style-name="P1"/>
          </draw:image>
        </draw:frame>
        <draw:frame draw:style-name="gr2" draw:text-style-name="P3" draw:layer="layout" svg:width="1.807cm" svg:height="1.966cm" svg:x="24.693cm" svg:y="11.134cm">
          <draw:image xlink:href="Pictures/10000201000001330000014E8F3D8B0B6A52B2D7.png" xlink:type="simple" xlink:show="embed" xlink:actuate="onLoad">
            <text:p text:style-name="P1"/>
            <text:p text:style-name="P1"/>
            <text:p text:style-name="P1"/>
            <text:p text:style-name="P1"><text:span text:style-name="T1">User</text:span></text:p>
          </draw:image>
        </draw:frame>
        <draw:custom-shape draw:style-name="gr4" draw:text-style-name="P2" draw:layer="layout" svg:width="7.4cm" svg:height="9.9cm" svg:x="3.2cm" svg:y="6.7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6.304cm" svg:y1="8.298cm" svg:x2="7.874cm" svg:y2="8.315cm" draw:start-shape="id7" draw:end-shape="id1" draw:end-glue-point="3" svg:d="M6304 8298l1570 17" svg:viewBox="0 0 1571 18">
          <text:p/>
        </draw:connector>
        <draw:custom-shape draw:style-name="gr6" draw:text-style-name="P2" draw:layer="layout" svg:width="12.1cm" svg:height="13.5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7.2cm" svg:x="22.2cm" svg:y="6.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1cm" svg:y1="11.1cm" svg:x2="17.7cm" svg:y2="9.3cm">
          <text:p/>
        </draw:line>
        <draw:frame draw:style-name="gr8" draw:text-style-name="P2" draw:layer="layout" svg:width="1.568cm" svg:height="1.568cm" svg:x="23.3cm" svg:y="6.732cm">
          <draw:image xlink:href="Pictures/1000332C00000B0F00000B0FC90AF5591320D5AD.svg" xlink:type="simple" xlink:show="embed" xlink:actuate="onLoad">
            <text:p/>
          </draw:image>
          <draw:image xlink:href="Pictures/100002010000006B0000006B2EB08013998A40B2.png" xlink:type="simple" xlink:show="embed" xlink:actuate="onLoad"/>
        </draw:frame>
      </draw:page>
      <draw:page draw:name="page2" draw:style-name="dp1" draw:master-page-name="Default">
        <draw:g xml:id="id8" draw:id="id8">
          <draw:g>
            <draw:frame draw:style-name="gr8" draw:text-style-name="P2" draw:layer="layout" svg:width="2.804cm" svg:height="2.804cm" svg:x="2.696cm" svg:y="7.7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3.192cm" svg:y="8.50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Source files</text:p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3.796cm" svg:y="9.3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47B727433E0D237E.png" xlink:type="simple" xlink:show="embed" xlink:actuate="onLoad"/>
            </draw:frame>
          </draw:g>
        </draw:g>
        <draw:frame draw:style-name="gr2" draw:text-style-name="P2" xml:id="id12" draw:id="id12" draw:layer="layout" svg:width="2.804cm" svg:height="2.804cm" svg:x="18.3cm" svg:y="14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  <text:p text:style-name="P1"/>
            <text:p text:style-name="P1"/>
          </draw:image>
          <draw:image xlink:href="Pictures/100002010000006A0000006A47B727433E0D237E.png" xlink:type="simple" xlink:show="embed" xlink:actuate="onLoad"/>
        </draw:frame>
        <draw:frame draw:style-name="gr2" draw:text-style-name="P2" xml:id="id10" draw:id="id10" draw:layer="layout" svg:width="2.83cm" svg:height="2.83cm" svg:x="18.5cm" svg:y="2.6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Interpretation</text:p>
          </draw:image>
          <draw:image xlink:href="Pictures/100002010000006B0000006B2EB08013998A40B2.png" xlink:type="simple" xlink:show="embed" xlink:actuate="onLoad"/>
        </draw:frame>
        <draw:g xml:id="id9" draw:id="id9">
          <draw:frame draw:style-name="gr2" draw:text-style-name="P2" draw:layer="layout" svg:width="2.804cm" svg:height="2.804cm" svg:x="10.7cm" svg:y="8.596cm">
            <draw:image xlink:href="Pictures/100016DC00000AF500000AF5B7BBC4F81A46773D.svg" xlink:type="simple" xlink:show="embed" xlink:actuate="onLoad">
              <text:p text:style-name="P1"/>
              <text:p text:style-name="P1"/>
              <text:p text:style-name="P1">EXE</text:p>
            </draw:image>
            <draw:image xlink:href="Pictures/100002010000006A0000006A276A6684F583B0E8.png" xlink:type="simple" xlink:show="embed" xlink:actuate="onLoad"/>
          </draw:frame>
          <draw:frame draw:style-name="gr8" draw:text-style-name="P2" draw:layer="layout" svg:width="1.7cm" svg:height="1.7cm" svg:x="11.8cm" svg:y="8.5cm">
            <draw:image xlink:href="Pictures/1000332C00000B0F00000B0FC90AF5591320D5AD.svg" xlink:type="simple" xlink:show="embed" xlink:actuate="onLoad">
              <text:p/>
            </draw:image>
            <draw:image xlink:href="Pictures/100002010000006B0000006B2EB08013998A40B2.png" xlink:type="simple" xlink:show="embed" xlink:actuate="onLoad"/>
          </draw:frame>
        </draw:g>
        <draw:g xml:id="id11" draw:id="id11">
          <draw:g>
            <draw:frame draw:style-name="gr8" draw:text-style-name="P2" draw:layer="layout" svg:width="2.804cm" svg:height="2.804cm" svg:x="21.9cm" svg:y="7.8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22.396cm" svg:y="8.60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Transpiled files</text:p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23cm" svg:y="9.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47B727433E0D237E.png" xlink:type="simple" xlink:show="embed" xlink:actuate="onLoad"/>
            </draw:frame>
          </draw:g>
        </draw:g>
        <draw:connector draw:style-name="gr3" draw:text-style-name="P2" draw:layer="layout" draw:type="line" svg:x1="6.6cm" svg:y1="9.902cm" svg:x2="10.7cm" svg:y2="9.95cm" draw:start-shape="id8" draw:end-shape="id9" svg:d="M6600 9902l4100 48" svg:viewBox="0 0 4101 49">
          <text:p/>
        </draw:connector>
        <draw:connector draw:style-name="gr3" draw:text-style-name="P2" draw:layer="layout" draw:type="line" svg:x1="13.504cm" svg:y1="9.95cm" svg:x2="18.5cm" svg:y2="4.015cm" draw:start-shape="id9" draw:start-glue-point="1" draw:end-shape="id10" draw:end-glue-point="3" svg:d="M13504 9950l4996-5935" svg:viewBox="0 0 4997 5936">
          <text:p/>
        </draw:connector>
        <draw:connector draw:style-name="gr3" draw:text-style-name="P2" draw:layer="layout" draw:type="line" svg:x1="13.504cm" svg:y1="9.95cm" svg:x2="21.9cm" svg:y2="10.002cm" draw:start-shape="id9" draw:end-shape="id11" draw:end-glue-point="3" svg:d="M13504 9950l8396 52" svg:viewBox="0 0 8397 53">
          <text:p/>
        </draw:connector>
        <draw:connector draw:style-name="gr3" draw:text-style-name="P2" draw:layer="layout" draw:type="line" svg:x1="13.504cm" svg:y1="9.95cm" svg:x2="18.3cm" svg:y2="16.302cm" draw:start-shape="id9" draw:start-glue-point="1" draw:end-shape="id12" draw:end-glue-point="3" svg:d="M13504 9950l4796 6352" svg:viewBox="0 0 4797 6353">
          <text:p/>
        </draw:connector>
      </draw:page>
      <draw:page draw:name="page3" draw:style-name="dp1" draw:master-page-name="Default">
        <draw:frame draw:style-name="gr2" draw:text-style-name="P2" draw:layer="layout" svg:width="2.83cm" svg:height="2.83cm" svg:x="9.685cm" svg:y="9.37cm">
          <draw:image xlink:href="Pictures/1000332C00000B0F00000B0FC90AF5591320D5AD.svg" xlink:type="simple" xlink:show="embed" xlink:actuate="onLoad">
            <text:p text:style-name="P1"/>
            <text:p text:style-name="P1"><text:tab/><text:tab/><text:tab/><text:tab/><text:tab/><text:tab/><text:tab/><text:tab/>Command Line Interface</text:p>
          </draw:image>
          <draw:image xlink:href="Pictures/100002010000006B0000006B2EB08013998A40B2.png" xlink:type="simple" xlink:show="embed" xlink:actuate="onLoad"/>
        </draw:frame>
        <draw:frame draw:style-name="gr2" draw:text-style-name="P2" draw:layer="layout" svg:width="2.671cm" svg:height="2.671cm" svg:x="9.765cm" svg:y="12.929cm">
          <draw:image xlink:href="Pictures/100072C300000A7000000A70579B9F64348C90F5.svg" xlink:type="simple" xlink:show="embed" xlink:actuate="onLoad">
            <text:p text:style-name="P1"/>
            <text:p text:style-name="P1"><text:tab/><text:tab/><text:tab/><text:tab/><text:tab/>Framework</text:p>
          </draw:image>
          <draw:image xlink:href="Pictures/100002010000006500000065E5D72960E39EDC58.png" xlink:type="simple" xlink:show="embed" xlink:actuate="onLoad"/>
        </draw:frame>
        <draw:frame draw:style-name="gr2" draw:text-style-name="P2" draw:layer="layout" svg:width="2.83cm" svg:height="2.83cm" svg:x="9.685cm" svg:y="5.77cm">
          <draw:image xlink:href="Pictures/10000DC900000B0F00000B0F7BE6188A062434BE.svg" xlink:type="simple" xlink:show="embed" xlink:actuate="onLoad">
            <text:p text:style-name="P1"/>
            <text:p text:style-name="P1"><text:tab/><text:tab/><text:tab/><text:tab/><text:tab/>Plugin / IDE</text:p>
          </draw:image>
          <draw:image xlink:href="Pictures/100002010000006B0000006B93C637973FE6DAB2.png" xlink:type="simple" xlink:show="embed" xlink:actuate="onLoad"/>
        </draw:frame>
        <draw:custom-shape draw:style-name="gr9" draw:text-style-name="P2" draw:layer="layout" svg:width="6.7cm" svg:height="2.7cm" svg:x="9.6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8cm" svg:height="6.9cm" svg:x="9.3cm" svg:y="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1.4cm" svg:height="10.8cm" svg:x="9cm" svg:y="5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2" draw:text-style-name="P2" xml:id="id13" draw:id="id13" draw:layer="layout" svg:width="2.804cm" svg:height="2.804cm" svg:x="1.9cm" svg:y="5.24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Grammar</text:p>
          </draw:image>
          <draw:image xlink:href="Pictures/100002010000006A0000006A47B727433E0D237E.png" xlink:type="simple" xlink:show="embed" xlink:actuate="onLoad"/>
        </draw:frame>
        <draw:frame draw:style-name="gr2" draw:text-style-name="P2" xml:id="id14" draw:id="id14" draw:layer="layout" svg:width="2.83cm" svg:height="2.83cm" svg:x="7.4cm" svg:y="5.233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Builder</text:p>
          </draw:image>
          <draw:image xlink:href="Pictures/100002010000006B0000006B2EB08013998A40B2.png" xlink:type="simple" xlink:show="embed" xlink:actuate="onLoad"/>
        </draw:frame>
        <draw:frame draw:style-name="gr2" draw:text-style-name="P2" xml:id="id15" draw:id="id15" draw:layer="layout" svg:width="2.804cm" svg:height="2.804cm" svg:x="13.296cm" svg:y="5.24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Compiled</text:p>
            <text:p text:style-name="P1">Grammar</text:p>
            <text:p text:style-name="P1">Table (.cgt)</text:p>
            <text:p text:style-name="P1"/>
          </draw:image>
          <draw:image xlink:href="Pictures/100002010000006A0000006A47B727433E0D237E.png" xlink:type="simple" xlink:show="embed" xlink:actuate="onLoad"/>
        </draw:frame>
        <draw:frame draw:style-name="gr2" draw:text-style-name="P2" draw:layer="layout" svg:width="2.804cm" svg:height="2.804cm" svg:x="13.296cm" svg:y="12.7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Source</text:p>
            <text:p text:style-name="P1">text to be</text:p>
            <text:p text:style-name="P1">parsed</text:p>
          </draw:image>
          <draw:image xlink:href="Pictures/100002010000006A0000006A47B727433E0D237E.png" xlink:type="simple" xlink:show="embed" xlink:actuate="onLoad"/>
        </draw:frame>
        <draw:frame draw:style-name="gr2" draw:text-style-name="P2" xml:id="id17" draw:id="id17" draw:layer="layout" svg:width="2.804cm" svg:height="2.804cm" svg:x="25cm" svg:y="9.34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Parsed Data</text:p>
          </draw:image>
          <draw:image xlink:href="Pictures/100002010000006A0000006A47B727433E0D237E.png" xlink:type="simple" xlink:show="embed" xlink:actuate="onLoad"/>
        </draw:frame>
        <draw:frame draw:style-name="gr2" draw:text-style-name="P2" xml:id="id16" draw:id="id16" draw:layer="layout" svg:width="2.83cm" svg:height="2.83cm" svg:x="19.02cm" svg:y="9.333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gine</text:p>
          </draw:image>
          <draw:image xlink:href="Pictures/100002010000006B0000006B2EB08013998A40B2.png" xlink:type="simple" xlink:show="embed" xlink:actuate="onLoad"/>
        </draw:frame>
        <draw:connector draw:style-name="gr3" draw:text-style-name="P2" draw:layer="layout" draw:type="line" svg:x1="4.704cm" svg:y1="6.648cm" svg:x2="7.4cm" svg:y2="6.648cm" draw:start-shape="id13" draw:end-shape="id14" svg:d="M4704 6648h2696" svg:viewBox="0 0 2697 1">
          <text:p/>
        </draw:connector>
        <draw:connector draw:style-name="gr3" draw:text-style-name="P2" draw:layer="layout" draw:type="line" svg:x1="10.23cm" svg:y1="6.648cm" svg:x2="13.296cm" svg:y2="6.648cm" draw:start-shape="id14" draw:end-shape="id15" svg:d="M10230 6648h3066" svg:viewBox="0 0 3067 1">
          <text:p/>
        </draw:connector>
        <draw:connector draw:style-name="gr3" draw:text-style-name="P2" draw:layer="layout" draw:type="line" svg:x1="21.85cm" svg:y1="10.748cm" svg:x2="25cm" svg:y2="10.748cm" draw:start-shape="id16" draw:end-shape="id17" svg:d="M21850 10748h3150" svg:viewBox="0 0 3151 1">
          <text:p/>
        </draw:connector>
        <draw:line draw:style-name="gr3" draw:text-style-name="P2" draw:layer="layout" svg:x1="15.9cm" svg:y1="6.8cm" svg:x2="19.3cm" svg:y2="9.8cm">
          <text:p/>
        </draw:line>
        <draw:line draw:style-name="gr3" draw:text-style-name="P2" draw:layer="layout" svg:x1="15.9cm" svg:y1="13.4cm" svg:x2="19.2cm" svg:y2="11.3cm">
          <text:p/>
        </draw:line>
        <draw:custom-shape draw:style-name="gr12" draw:text-style-name="P5" draw:layer="layout" svg:width="15.4cm" svg:height="8.3cm" svg:x="1.6cm" svg:y="2.2cm">
          <text:p text:style-name="P4">Step 1 : Builder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5.7cm" svg:height="13.2cm" svg:x="12.7cm" svg:y="5cm">
          <text:p text:style-name="P4">Step 2 : Engine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2" draw:text-style-name="P2" draw:layer="layout" svg:width="2.671cm" svg:height="2.671cm" svg:x="3cm" svg:y="3.6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Rules</text:p>
          </draw:image>
          <draw:image xlink:href="Pictures/100002010000006500000065472B4943E5B69DE7.png" xlink:type="simple" xlink:show="embed" xlink:actuate="onLoad"/>
        </draw:frame>
        <draw:frame draw:style-name="gr2" draw:text-style-name="P2" draw:layer="layout" svg:width="2.671cm" svg:height="2.671cm" svg:x="7.029cm" svg:y="1.9cm">
          <draw:image xlink:href="Pictures/100072C300000A7000000A70579B9F64348C90F5.svg" xlink:type="simple" xlink:show="embed" xlink:actuate="onLoad">
            <text:p text:style-name="P1"/>
            <text:p text:style-name="P1"><text:s text:c="33"/>Framework</text:p>
          </draw:image>
          <draw:image xlink:href="Pictures/100002010000006500000065E5D72960E39EDC58.png" xlink:type="simple" xlink:show="embed" xlink:actuate="onLoad"/>
        </draw:frame>
        <draw:frame draw:style-name="gr2" draw:text-style-name="P2" xml:id="id18" draw:id="id18" draw:layer="layout" svg:width="2.83cm" svg:height="2.83cm" svg:x="6.974cm" svg:y="6.603cm">
          <draw:image xlink:href="Pictures/1000333300000B0F00000B0F1D7BA262608B65D7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CLI</text:p>
            <text:p text:style-name="P1"/>
            <text:p text:style-name="P1"/>
            <text:p text:style-name="P1"/>
          </draw:image>
          <draw:image xlink:href="Pictures/100002010000006B0000006BCC97D972B1337D6E.png" xlink:type="simple" xlink:show="embed" xlink:actuate="onLoad"/>
        </draw:frame>
        <draw:frame draw:style-name="gr2" draw:text-style-name="P2" draw:layer="layout" svg:width="2.671cm" svg:height="2.671cm" svg:x="3.3cm" svg:y="8.5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...</text:p>
          </draw:image>
          <draw:image xlink:href="Pictures/100002010000006500000065472B4943E5B69DE7.png" xlink:type="simple" xlink:show="embed" xlink:actuate="onLoad"/>
        </draw:frame>
        <draw:connector draw:style-name="gr3" draw:text-style-name="P2" draw:layer="layout" draw:type="line" svg:x1="8.364cm" svg:y1="4.571cm" svg:x2="8.389cm" svg:y2="6.603cm" draw:end-shape="id18" svg:d="M8364 4571l25 2032" svg:viewBox="0 0 26 2033">
          <text:p/>
        </draw:connector>
        <draw:g>
          <draw:frame draw:style-name="gr2" draw:text-style-name="P2" draw:layer="layout" svg:width="2.804cm" svg:height="2.804cm" svg:x="13.9cm" svg:y="9.468cm">
            <draw:image xlink:href="Pictures/100016DC00000AF500000AF5B7BBC4F81A46773D.svg" xlink:type="simple" xlink:show="embed" xlink:actuate="onLoad">
              <text:p text:style-name="P1"/>
              <text:p text:style-name="P1"/>
              <text:p text:style-name="P1">EXE</text:p>
            </draw:image>
            <draw:image xlink:href="Pictures/100002010000006A0000006A276A6684F583B0E8.png" xlink:type="simple" xlink:show="embed" xlink:actuate="onLoad"/>
          </draw:frame>
          <draw:frame draw:style-name="gr8" draw:text-style-name="P2" draw:layer="layout" svg:width="1.568cm" svg:height="1.568cm" svg:x="15.032cm" svg:y="9.4cm">
            <draw:image xlink:href="Pictures/1000332C00000B0F00000B0FC90AF5591320D5AD.svg" xlink:type="simple" xlink:show="embed" xlink:actuate="onLoad">
              <text:p/>
            </draw:image>
            <draw:image xlink:href="Pictures/100002010000006B0000006B2EB08013998A40B2.png" xlink:type="simple" xlink:show="embed" xlink:actuate="onLoad"/>
          </draw:frame>
        </draw:g>
        <draw:g>
          <draw:g>
            <draw:frame draw:style-name="gr8" draw:text-style-name="P2" draw:layer="layout" svg:width="2.804cm" svg:height="2.804cm" svg:x="6.596cm" svg:y="13.196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7.092cm" svg:y="1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Source files</text:p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7.696cm" svg:y="14.796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47B727433E0D237E.png" xlink:type="simple" xlink:show="embed" xlink:actuate="onLoad"/>
            </draw:frame>
          </draw:g>
        </draw:g>
        <draw:frame draw:style-name="gr2" draw:text-style-name="P2" draw:layer="layout" svg:width="2.804cm" svg:height="2.804cm" svg:x="19.8cm" svg:y="14.7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  <text:p text:style-name="P1"/>
            <text:p text:style-name="P1"/>
          </draw:image>
          <draw:image xlink:href="Pictures/100002010000006A0000006A47B727433E0D237E.png" xlink:type="simple" xlink:show="embed" xlink:actuate="onLoad"/>
        </draw:frame>
        <draw:frame draw:style-name="gr2" draw:text-style-name="P2" draw:layer="layout" svg:width="2.83cm" svg:height="2.83cm" svg:x="19.8cm" svg:y="3.9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Interpretation</text:p>
          </draw:image>
          <draw:image xlink:href="Pictures/100002010000006B0000006B2EB08013998A40B2.png" xlink:type="simple" xlink:show="embed" xlink:actuate="onLoad"/>
        </draw:frame>
        <draw:g>
          <draw:g>
            <draw:frame draw:style-name="gr8" draw:text-style-name="P2" draw:layer="layout" svg:width="2.804cm" svg:height="2.804cm" svg:x="23.296cm" svg:y="8.7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23.792cm" svg:y="9.50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Transpiled files</text:p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24.396cm" svg:y="10.3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47B727433E0D237E.png" xlink:type="simple" xlink:show="embed" xlink:actuate="onLoad"/>
            </draw:frame>
          </draw:g>
        </draw:g>
        <draw:line draw:style-name="gr3" draw:text-style-name="P2" draw:layer="layout" svg:x1="5.8cm" svg:y1="5.8cm" svg:x2="7.5cm" svg:y2="7.2cm">
          <text:p/>
        </draw:line>
        <draw:line draw:style-name="gr3" draw:text-style-name="P2" draw:layer="layout" svg:x1="5.9cm" svg:y1="9.5cm" svg:x2="7.3cm" svg:y2="8.5cm">
          <text:p/>
        </draw:line>
        <draw:line draw:style-name="gr3" draw:text-style-name="P2" draw:layer="layout" svg:x1="9.9cm" svg:y1="14.8cm" svg:x2="13.9cm" svg:y2="11.3cm">
          <text:p/>
        </draw:line>
        <draw:line draw:style-name="gr3" draw:text-style-name="P2" draw:layer="layout" svg:x1="16.5cm" svg:y1="9.6cm" svg:x2="19.1cm" svg:y2="7.4cm">
          <text:p/>
        </draw:line>
        <draw:line draw:style-name="gr3" draw:text-style-name="P2" draw:layer="layout" svg:x1="16.6cm" svg:y1="12.3cm" svg:x2="20cm" svg:y2="14.8cm">
          <text:p/>
        </draw:line>
        <draw:line draw:style-name="gr3" draw:text-style-name="P2" draw:layer="layout" svg:x1="16.7cm" svg:y1="11cm" svg:x2="23.1cm" svg:y2="11cm">
          <text:p/>
        </draw:line>
        <draw:line draw:style-name="gr3" draw:text-style-name="P2" draw:layer="layout" svg:x1="9.6cm" svg:y1="8.7cm" svg:x2="13.9cm" svg:y2="10.7cm">
          <text:p/>
        </draw:line>
      </draw:page>
      <draw:page draw:name="page6" draw:style-name="dp1" draw:master-page-name="Default">
        <draw:frame draw:style-name="gr2" draw:text-style-name="P2" draw:layer="layout" svg:width="2.83cm" svg:height="2.83cm" svg:x="8.216cm" svg:y="5.538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Builder</text:p>
          </draw:image>
          <draw:image xlink:href="Pictures/100002010000006B0000006B2EB08013998A40B2.png" xlink:type="simple" xlink:show="embed" xlink:actuate="onLoad"/>
        </draw:frame>
        <draw:frame draw:style-name="gr2" draw:text-style-name="P2" draw:layer="layout" svg:width="2.671cm" svg:height="2.671cm" svg:x="2.736cm" svg:y="5.666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Rules</text:p>
          </draw:image>
          <draw:image xlink:href="Pictures/100002010000006500000065472B4943E5B69DE7.png" xlink:type="simple" xlink:show="embed" xlink:actuate="onLoad"/>
        </draw:frame>
        <draw:frame draw:style-name="gr2" draw:text-style-name="P2" draw:layer="layout" svg:width="2.671cm" svg:height="2.671cm" svg:x="13.877cm" svg:y="5.56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</draw:image>
          <draw:image xlink:href="Pictures/100002010000006500000065472B4943E5B69DE7.png" xlink:type="simple" xlink:show="embed" xlink:actuate="onLoad"/>
        </draw:frame>
        <draw:frame draw:style-name="gr2" draw:text-style-name="P2" draw:layer="layout" svg:width="2.83cm" svg:height="2.83cm" svg:x="19.696cm" svg:y="7.359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gine</text:p>
          </draw:image>
          <draw:image xlink:href="Pictures/100002010000006B0000006B2EB08013998A40B2.png" xlink:type="simple" xlink:show="embed" xlink:actuate="onLoad"/>
        </draw:frame>
        <draw:g>
          <draw:g>
            <draw:frame draw:style-name="gr8" draw:text-style-name="P2" draw:layer="layout" svg:width="2.804cm" svg:height="2.804cm" svg:x="13.385cm" svg:y="10.48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13.881cm" svg:y="11.28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Source files</text:p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14.485cm" svg:y="12.08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47B727433E0D237E.png" xlink:type="simple" xlink:show="embed" xlink:actuate="onLoad"/>
            </draw:frame>
          </draw:g>
        </draw:g>
        <draw:frame draw:style-name="gr2" draw:text-style-name="P2" draw:layer="layout" svg:width="2.83cm" svg:height="2.83cm" svg:x="24.795cm" svg:y="7.286cm">
          <draw:image xlink:href="Pictures/10001B4B00000B0F00000B0FC57628FD153B29B3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Output</text:p>
          </draw:image>
          <draw:image xlink:href="Pictures/100002010000006B0000006B3BDB6266A29E61E2.png" xlink:type="simple" xlink:show="embed" xlink:actuate="onLoad"/>
        </draw:frame>
        <draw:line draw:style-name="gr3" draw:text-style-name="P2" draw:layer="layout" svg:x1="5.844cm" svg:y1="7.318cm" svg:x2="8.216cm" svg:y2="7.318cm">
          <text:p/>
        </draw:line>
        <draw:line draw:style-name="gr3" draw:text-style-name="P2" draw:layer="layout" svg:x1="11.208cm" svg:y1="7.148cm" svg:x2="13.733cm" svg:y2="7.148cm">
          <text:p/>
        </draw:line>
        <draw:line draw:style-name="gr3" draw:text-style-name="P2" draw:layer="layout" svg:x1="16.548cm" svg:y1="7.657cm" svg:x2="19.696cm" svg:y2="8.774cm">
          <text:p/>
        </draw:line>
        <draw:line draw:style-name="gr3" draw:text-style-name="P2" draw:layer="layout" svg:x1="16.685cm" svg:y1="11.832cm" svg:x2="19.696cm" svg:y2="9.648cm">
          <text:p/>
        </draw:line>
        <draw:line draw:style-name="gr3" draw:text-style-name="P2" draw:layer="layout" svg:x1="22.738cm" svg:y1="8.798cm" svg:x2="24.996cm" svg:y2="8.798cm">
          <text:p/>
        </draw:line>
      </draw:page>
      <draw:page draw:name="page7" draw:style-name="dp1" draw:master-page-name="Default">
        <draw:frame draw:style-name="gr2" draw:text-style-name="P2" draw:layer="layout" svg:width="2.83cm" svg:height="2.83cm" svg:x="8.216cm" svg:y="5.538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Builder</text:p>
          </draw:image>
          <draw:image xlink:href="Pictures/100002010000006B0000006B2EB08013998A40B2.png" xlink:type="simple" xlink:show="embed" xlink:actuate="onLoad"/>
        </draw:frame>
        <draw:frame draw:style-name="gr2" draw:text-style-name="P2" draw:layer="layout" svg:width="2.671cm" svg:height="2.671cm" svg:x="2.736cm" svg:y="5.666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Rules</text:p>
            <text:p text:style-name="P1">(for EBNF)</text:p>
          </draw:image>
          <draw:image xlink:href="Pictures/100002010000006500000065472B4943E5B69DE7.png" xlink:type="simple" xlink:show="embed" xlink:actuate="onLoad"/>
        </draw:frame>
        <draw:frame draw:style-name="gr2" draw:text-style-name="P2" draw:layer="layout" svg:width="2.671cm" svg:height="2.671cm" svg:x="13.877cm" svg:y="5.56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</draw:image>
          <draw:image xlink:href="Pictures/100002010000006500000065472B4943E5B69DE7.png" xlink:type="simple" xlink:show="embed" xlink:actuate="onLoad"/>
        </draw:frame>
        <draw:frame draw:style-name="gr2" draw:text-style-name="P2" draw:layer="layout" svg:width="2.83cm" svg:height="2.83cm" svg:x="19.696cm" svg:y="7.359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gine</text:p>
            <text:p text:style-name="P1">(serialize)</text:p>
          </draw:image>
          <draw:image xlink:href="Pictures/100002010000006B0000006B2EB08013998A40B2.png" xlink:type="simple" xlink:show="embed" xlink:actuate="onLoad"/>
        </draw:frame>
        <draw:g>
          <draw:g>
            <draw:frame draw:style-name="gr8" draw:text-style-name="P2" draw:layer="layout" svg:width="2.804cm" svg:height="2.804cm" svg:x="13.385cm" svg:y="10.48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13.881cm" svg:y="11.28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Grammar</text:p>
              </draw:image>
              <draw:image xlink:href="Pictures/100002010000006A0000006A47B727433E0D237E.png" xlink:type="simple" xlink:show="embed" xlink:actuate="onLoad"/>
            </draw:frame>
            <draw:frame draw:style-name="gr2" draw:text-style-name="P2" draw:layer="layout" svg:width="2.804cm" svg:height="2.804cm" svg:x="14.485cm" svg:y="12.08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47B727433E0D237E.png" xlink:type="simple" xlink:show="embed" xlink:actuate="onLoad"/>
            </draw:frame>
          </draw:g>
        </draw:g>
        <draw:line draw:style-name="gr3" draw:text-style-name="P2" draw:layer="layout" svg:x1="5.844cm" svg:y1="7.318cm" svg:x2="8.216cm" svg:y2="7.318cm">
          <text:p/>
        </draw:line>
        <draw:line draw:style-name="gr3" draw:text-style-name="P2" draw:layer="layout" svg:x1="11.208cm" svg:y1="7.148cm" svg:x2="13.733cm" svg:y2="7.148cm">
          <text:p/>
        </draw:line>
        <draw:line draw:style-name="gr3" draw:text-style-name="P2" draw:layer="layout" svg:x1="16.548cm" svg:y1="7.657cm" svg:x2="19.696cm" svg:y2="8.774cm">
          <text:p/>
        </draw:line>
        <draw:line draw:style-name="gr3" draw:text-style-name="P2" draw:layer="layout" svg:x1="16.685cm" svg:y1="11.832cm" svg:x2="19.696cm" svg:y2="9.648cm">
          <text:p/>
        </draw:line>
        <draw:line draw:style-name="gr3" draw:text-style-name="P2" draw:layer="layout" svg:x1="22.738cm" svg:y1="8.798cm" svg:x2="24.996cm" svg:y2="8.798cm">
          <text:p/>
        </draw:line>
        <draw:frame draw:style-name="gr2" draw:text-style-name="P2" draw:layer="layout" svg:width="2.804cm" svg:height="2.804cm" svg:x="24.837cm" svg:y="7.45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  <text:p text:style-name="P1">(.cgt)</text:p>
          </draw:image>
          <draw:image xlink:href="Pictures/100002010000006A0000006A47B727433E0D237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top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2T09:15:26.519548984</meta:creation-date>
    <meta:editing-duration>PT2H12M8S</meta:editing-duration>
    <meta:editing-cycles>25</meta:editing-cycles>
    <meta:generator>LibreOffice/5.3.0.3$Linux_X86_64 LibreOffice_project/30m0$Build-3</meta:generator>
    <dc:date>2017-03-09T17:37:02.960501856</dc:date>
    <meta:document-statistic meta:object-count="118"/>
  </office:meta>
</office:document-meta>
</file>